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1" fo:font-size="12pt" fo:letter-spacing="normal" fo:font-style="normal" fo:font-weight="normal" officeooo:paragraph-rsid="0002fe2a" loext:padding="0cm" loext:border="none"/>
    </style:style>
    <style:style style:name="P2" style:family="paragraph" style:parent-style-name="Standard" style:list-style-name="L1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00000" loext:opacity="100%" style:font-name="Arial1" fo:font-size="12pt" fo:letter-spacing="normal" fo:font-style="normal" fo:font-weight="normal" officeooo:paragraph-rsid="0007000e" loext:padding="0cm" loext:border="none"/>
    </style:style>
    <style:style style:name="P3" style:family="paragraph" style:parent-style-name="Standard" style:list-style-name="L2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00000" loext:opacity="100%" style:font-name="Arial1" fo:font-size="12pt" fo:letter-spacing="normal" fo:font-style="normal" fo:font-weight="normal" officeooo:paragraph-rsid="0002fe2a" loext:padding="0cm" loext:border="none"/>
    </style:style>
    <style:style style:name="P4" style:family="paragraph" style:parent-style-name="Standard" style:list-style-name="L3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00000" loext:opacity="100%" style:font-name="Arial1" fo:font-size="12pt" fo:letter-spacing="normal" fo:font-style="normal" fo:font-weight="normal" officeooo:rsid="0007000e" officeooo:paragraph-rsid="0007000e" loext:padding="0cm" loext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1" fo:font-size="12pt" fo:letter-spacing="normal" fo:font-style="normal" fo:font-weight="bold" officeooo:rsid="0006cd0f" officeooo:paragraph-rsid="0006cd0f" style:font-weight-asian="bold" style:font-weight-complex="bold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02fe2a"/>
    </style:style>
    <style:style style:name="T1" style:family="text">
      <style:text-properties fo:font-variant="normal" fo:text-transform="none" fo:color="#000000" loext:opacity="100%" style:font-name="Arial1" fo:font-size="12pt" fo:letter-spacing="normal" fo:font-style="normal" fo:font-weight="normal" loext:padding="0cm" loext:border="non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uis Filipe Eduardo de Moraes</text:p>
      <text:p text:style-name="P1"/>
      <text:p text:style-name="P6"><text:span text:style-name="T1">Soft Skills</text:span></text:p>
      <text:list text:style-name="L1">
        <text:list-item>
          <text:p text:style-name="P2">Comunicação Efetiva</text:p>
        </text:list-item>
        <text:list-item>
          <text:p text:style-name="P2">Empatia</text:p>
        </text:list-item>
        <text:list-item>
          <text:p text:style-name="P2">Trabalho em Equipe</text:p>
        </text:list-item>
        <text:list-item>
          <text:p text:style-name="P2">Resolução de Conflitos</text:p>
        </text:list-item>
      </text:list>
      <text:list text:style-name="L2">
        <text:list-item>
          <text:p text:style-name="P3">Relacionamento com Clientes</text:p>
        </text:list-item>
        <text:list-item>
          <text:p text:style-name="P3">Negociação</text:p>
        </text:list-item>
        <text:list-item>
          <text:p text:style-name="P3">Liderança</text:p>
        </text:list-item>
      </text:list>
      <text:list text:style-name="L3">
        <text:list-item>
          <text:p text:style-name="P4">Oratória</text:p>
        </text:list-item>
        <text:list-item>
          <text:p text:style-name="P4">Redação Profissiona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08:15:04.596000000</meta:creation-date>
    <dc:date>2023-10-05T12:12:44.885000000</dc:date>
    <meta:editing-duration>PT32M5S</meta:editing-duration>
    <meta:editing-cycles>5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11" meta:word-count="33" meta:character-count="189" meta:non-whitespace-character-count="176"/>
  </office:meta>
</office:document-meta>
</file>